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8.498cm" style:rel-column-width="32760*"/>
    </style:style>
    <style:style style:name="Tabla10.B" style:family="table-column">
      <style:table-column-properties style:column-width="8.502cm" style:rel-column-width="3277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0.B1" style:family="table-cell">
      <style:table-cell-properties fo:padding="0.097cm" fo:border="0.05pt solid #ffffff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498cm" style:rel-column-width="32760*"/>
    </style:style>
    <style:style style:name="Tabla2.B" style:family="table-column">
      <style:table-column-properties style:column-width="8.502cm" style:rel-column-width="3277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2.B1" style:family="table-cell">
      <style:table-cell-properties fo:padding="0.097cm" fo:border="0.05pt solid #ffffff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3.B1" style:family="table-cell">
      <style:table-cell-properties fo:padding="0.097cm" fo:border="0.05pt solid #ffffff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4.B1" style:family="table-cell">
      <style:table-cell-properties fo:padding="0.097cm" fo:border="0.05pt solid #ffffff"/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5.B1" style:family="table-cell">
      <style:table-cell-properties fo:padding="0.097cm" fo:border="0.05pt solid #ffffff"/>
    </style:style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497cm" style:rel-column-width="32753*"/>
    </style:style>
    <style:style style:name="Tabla1.B" style:family="table-column">
      <style:table-column-properties style:column-width="8.504cm" style:rel-column-width="32782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.B1" style:family="table-cell">
      <style:table-cell-properties fo:padding="0.097cm" fo:border="0.05pt solid #ffffff"/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7.B1" style:family="table-cell">
      <style:table-cell-properties fo:padding="0.097cm" fo:border="0.05pt solid #ffffff"/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8.B1" style:family="table-cell">
      <style:table-cell-properties fo:padding="0.097cm" fo:border="0.05pt solid #ffffff"/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9.B1" style:family="table-cell">
      <style:table-cell-properties fo:padding="0.097cm" fo:border="0.05pt solid #ffffff"/>
    </style:style>
    <style:style style:name="P1" style:family="paragraph" style:parent-style-name="Header">
      <style:text-properties fo:language="es" fo:country="ES" officeooo:rsid="00176fd7" officeooo:paragraph-rsid="00176fd7"/>
    </style:style>
    <style:style style:name="P2" style:family="paragraph" style:parent-style-name="Footer">
      <style:paragraph-properties fo:text-align="end" style:justify-single-word="false"/>
      <style:text-properties fo:language="es" fo:country="ES" officeooo:rsid="002909aa" officeooo:paragraph-rsid="002909aa"/>
    </style:style>
    <style:style style:name="P3" style:family="paragraph" style:parent-style-name="Table_20_Contents">
      <style:paragraph-properties fo:text-align="end" style:justify-single-word="false"/>
      <style:text-properties fo:font-size="10.5pt" fo:language="es" fo:country="ES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57ab0" officeooo:paragraph-rsid="00957ab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57ab0" officeooo:paragraph-rsid="009c128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65e85" officeooo:paragraph-rsid="00965e8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87ee8" officeooo:paragraph-rsid="00987ee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a30ad" officeooo:paragraph-rsid="009a30a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ada78" officeooo:paragraph-rsid="009ada7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c128c" officeooo:paragraph-rsid="009c128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c128c" officeooo:paragraph-rsid="009df0f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a8beac" officeooo:paragraph-rsid="00a8bea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style="italic" fo:font-weight="normal" officeooo:rsid="00a431b1" officeooo:paragraph-rsid="00a431b1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use-window-font-color="true" loext:opacity="0%" style:font-name="Liberation Sans1" fo:font-size="16pt" fo:language="es" fo:country="ES" style:text-underline-style="none" fo:font-weight="bold" officeooo:rsid="00223898" officeooo:paragraph-rsid="009f6542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Liberation Sans1" fo:language="es" fo:country="ES" officeooo:rsid="0013359b" officeooo:paragraph-rsid="009f6542"/>
    </style:style>
    <style:style style:name="P16" style:family="paragraph" style:parent-style-name="Standard">
      <style:text-properties style:font-name="Liberation Sans1" fo:language="es" fo:country="ES" officeooo:rsid="0013359b" officeooo:paragraph-rsid="00a8beac"/>
    </style:style>
    <style:style style:name="P17" style:family="paragraph" style:parent-style-name="Standard">
      <style:text-properties style:font-name="Liberation Sans1" fo:language="es" fo:country="ES" officeooo:rsid="001696fe" officeooo:paragraph-rsid="009f6542"/>
    </style:style>
    <style:style style:name="P18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1696fe" officeooo:paragraph-rsid="00a8beac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223898" officeooo:paragraph-rsid="009f6542" style:font-size-asian="12pt" style:font-style-asian="normal" style:font-size-complex="12pt" style:font-style-complex="normal"/>
    </style:style>
    <style:style style:name="P20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81768b" officeooo:paragraph-rsid="009f654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a22534"/>
    </style:style>
    <style:style style:name="P22" style:family="paragraph" style:parent-style-name="Title">
      <style:text-properties style:font-name="Liberation Sans1" fo:font-size="24pt" fo:language="es" fo:country="ES" fo:font-weight="bold" officeooo:rsid="00abbaa0" officeooo:paragraph-rsid="00abbaa0" style:font-name-asian="Microsoft YaHei" style:font-size-asian="24pt" style:font-weight-asian="bold" style:font-name-complex="Arial" style:font-size-complex="24pt" style:font-weight-complex="bold"/>
    </style:style>
    <style:style style:name="P23" style:family="paragraph" style:parent-style-name="Header">
      <style:paragraph-properties fo:text-align="start" style:justify-single-word="false"/>
      <style:text-properties fo:font-size="10.5pt" fo:language="es" fo:country="ES" fo:font-style="italic" officeooo:rsid="00abbaa0" officeooo:paragraph-rsid="0088c0c8" style:font-size-asian="10.5pt" style:font-style-asian="italic" style:font-size-complex="10.5pt" style:font-style-complex="italic"/>
    </style:style>
    <style:style style:name="P24" style:family="paragraph" style:parent-style-name="Heading_20_3">
      <style:text-properties fo:language="es" fo:country="ES" officeooo:paragraph-rsid="008f5e3c"/>
    </style:style>
    <style:style style:name="P25" style:family="paragraph" style:parent-style-name="Heading_20_3">
      <style:text-properties fo:language="es" fo:country="ES" style:text-underline-style="solid" style:text-underline-width="auto" style:text-underline-color="font-color" officeooo:paragraph-rsid="008f5e3c"/>
    </style:style>
    <style:style style:name="P26" style:family="paragraph" style:parent-style-name="Heading_20_4">
      <style:text-properties fo:language="es" fo:country="ES" style:text-underline-style="solid" style:text-underline-width="auto" style:text-underline-color="font-color"/>
    </style:style>
    <style:style style:name="P27" style:family="paragraph" style:parent-style-name="Heading_20_4">
      <style:text-properties officeooo:paragraph-rsid="00a8beac"/>
    </style:style>
    <style:style style:name="P28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87128" officeooo:paragraph-rsid="00965e85" style:font-weight-asian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87128" officeooo:paragraph-rsid="00a431b1" style:font-weight-asian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87128" officeooo:paragraph-rsid="00a27293" style:font-weight-asian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87128" officeooo:paragraph-rsid="00a6635d" style:font-weight-asian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87128" officeooo:paragraph-rsid="00a7fb1b" style:font-weight-asian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a431b1" officeooo:paragraph-rsid="00a431b1" style:font-weight-asian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a5a939" officeooo:paragraph-rsid="00965e85" style:font-weight-asian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a5a939" officeooo:paragraph-rsid="00a5a939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c128c" officeooo:paragraph-rsid="009df0fd" style:font-weight-asian="normal" style:font-weight-complex="normal"/>
    </style:style>
    <style:style style:name="P37" style:family="paragraph" style:parent-style-name="Standard">
      <style:text-properties style:use-window-font-color="true" loext:opacity="0%" style:font-name="Liberation Sans1" fo:language="es" fo:country="ES" fo:font-weight="normal" officeooo:rsid="009c128c" officeooo:paragraph-rsid="009f6542" style:font-weight-asian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df0fd" officeooo:paragraph-rsid="009df0fd" style:font-weight-asian="normal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style="italic" fo:font-weight="normal" officeooo:rsid="00a431b1" officeooo:paragraph-rsid="00a431b1" style:font-style-asian="italic" style:font-weight-asian="normal" style:font-style-complex="italic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style="italic" fo:font-weight="normal" officeooo:rsid="00a431b1" officeooo:paragraph-rsid="00a5a939" style:font-style-asian="italic" style:font-weight-asian="normal" style:font-style-complex="italic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style="italic" fo:font-weight="normal" officeooo:rsid="00a431b1" officeooo:paragraph-rsid="00a6635d" style:font-style-asian="italic" style:font-weight-asian="normal" style:font-style-complex="italic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style="italic" fo:font-weight="normal" officeooo:rsid="00a5a939" officeooo:paragraph-rsid="00a5a939" style:font-style-asian="italic" style:font-weight-asian="normal" style:font-style-complex="italic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Liberation Sans1" fo:language="es" fo:country="ES" fo:font-weight="bold" officeooo:rsid="009c128c" officeooo:paragraph-rsid="009df0fd" style:font-weight-asian="bold" style:font-weight-complex="bold"/>
    </style:style>
    <style:style style:name="P44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Liberation Sans1" fo:language="es" fo:country="ES" fo:font-weight="bold" officeooo:rsid="009df0fd" officeooo:paragraph-rsid="009df0fd" style:font-weight-asian="bold" style:font-weight-complex="bold"/>
    </style:style>
    <style:style style:name="P45" style:family="paragraph" style:parent-style-name="Standard">
      <style:text-properties style:use-window-font-color="true" loext:opacity="0%" style:font-name="Liberation Sans1" fo:font-size="16pt" fo:language="es" fo:country="ES" style:text-underline-style="none" fo:font-weight="bold" officeooo:rsid="00223898" officeooo:paragraph-rsid="009f6542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1696fe" officeooo:paragraph-rsid="00abbaa0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223898" officeooo:paragraph-rsid="00abbaa0" style:font-size-asian="12pt" style:font-style-asian="normal" style:font-size-complex="12pt" style:font-style-complex="normal"/>
    </style:style>
    <style:style style:name="P48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abbaa0" officeooo:paragraph-rsid="00abbaa0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 style:list-style-name="L1">
      <style:text-properties fo:language="es" fo:country="ES"/>
    </style:style>
    <style:style style:name="P50" style:family="paragraph" style:parent-style-name="Text_20_body" style:list-style-name="L1">
      <style:text-properties fo:language="es" fo:country="ES" officeooo:paragraph-rsid="009730d4"/>
    </style:style>
    <style:style style:name="P51" style:family="paragraph" style:parent-style-name="Text_20_body" style:list-style-name="L1">
      <style:text-properties fo:language="es" fo:country="ES" officeooo:paragraph-rsid="009f6542"/>
    </style:style>
    <style:style style:name="P52" style:family="paragraph" style:parent-style-name="Text_20_body" style:list-style-name="L2">
      <style:text-properties fo:language="es" fo:country="ES" officeooo:paragraph-rsid="008f5e3c"/>
    </style:style>
    <style:style style:name="P53" style:family="paragraph" style:parent-style-name="Text_20_body" style:list-style-name="L2">
      <style:text-properties fo:language="es" fo:country="ES" officeooo:paragraph-rsid="00957ab0"/>
    </style:style>
    <style:style style:name="P54" style:family="paragraph" style:parent-style-name="Text_20_body" style:list-style-name="L2">
      <style:text-properties fo:language="es" fo:country="ES" officeooo:paragraph-rsid="00a0cd67"/>
    </style:style>
    <style:style style:name="P55" style:family="paragraph" style:parent-style-name="Text_20_body">
      <style:paragraph-properties fo:text-align="center" style:justify-single-word="false"/>
      <style:text-properties fo:font-style="italic" officeooo:rsid="00abbaa0" officeooo:paragraph-rsid="00abbaa0" style:font-style-asian="italic" style:font-style-complex="italic"/>
    </style:style>
    <style:style style:name="T1" style:family="text">
      <style:text-properties officeooo:rsid="00223898"/>
    </style:style>
    <style:style style:name="T2" style:family="text">
      <style:text-properties style:use-window-font-color="true" loext:opacity="0%" style:font-name="Liberation Sans1" fo:language="es" fo:country="ES" fo:font-weight="normal" officeooo:rsid="00a8beac" style:font-weight-asian="normal" style:font-weight-complex="normal"/>
    </style:style>
    <style:style style:name="T3" style:family="text">
      <style:text-properties style:use-window-font-color="true" loext:opacity="0%" style:font-name="Liberation Sans1" fo:language="es" fo:country="ES" fo:font-weight="normal" officeooo:rsid="00a22534" style:font-weight-asian="normal" style:font-weight-complex="normal"/>
    </style:style>
    <style:style style:name="T4" style:family="text">
      <style:text-properties style:use-window-font-color="true" loext:opacity="0%" style:font-name="Liberation Sans1" fo:language="es" fo:country="ES" fo:font-weight="normal" officeooo:rsid="00a7fb1b" style:font-weight-asian="normal" style:font-weight-complex="normal"/>
    </style:style>
    <style:style style:name="T5" style:family="text">
      <style:text-properties style:use-window-font-color="true" loext:opacity="0%" style:font-name="Liberation Sans1" fo:language="es" fo:country="ES" fo:font-weight="normal" officeooo:rsid="00a3cf6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12371" style:font-weight-asian="bold" style:font-weight-complex="bold"/>
    </style:style>
    <style:style style:name="T8" style:family="text">
      <style:text-properties fo:font-weight="bold" officeooo:rsid="00942ec5" style:font-weight-asian="bold" style:font-weight-complex="bold"/>
    </style:style>
    <style:style style:name="T9" style:family="text">
      <style:text-properties fo:font-weight="bold" officeooo:rsid="00957ab0" style:font-weight-asian="bold" style:font-weight-complex="bold"/>
    </style:style>
    <style:style style:name="T10" style:family="text">
      <style:text-properties fo:font-weight="bold" officeooo:rsid="00965e85" style:font-weight-asian="bold" style:font-weight-complex="bold"/>
    </style:style>
    <style:style style:name="T11" style:family="text">
      <style:text-properties fo:font-weight="bold" officeooo:rsid="00987ee8" style:font-weight-asian="bold" style:font-weight-complex="bold"/>
    </style:style>
    <style:style style:name="T12" style:family="text">
      <style:text-properties fo:font-weight="bold" officeooo:rsid="009730d4" style:font-weight-asian="bold" style:font-weight-complex="bold"/>
    </style:style>
    <style:style style:name="T13" style:family="text">
      <style:text-properties fo:font-weight="bold" officeooo:rsid="00987128" style:font-weight-asian="bold" style:font-weight-complex="bold"/>
    </style:style>
    <style:style style:name="T14" style:family="text">
      <style:text-properties fo:font-weight="bold" officeooo:rsid="009648e3" style:font-weight-asian="bold" style:font-weight-complex="bold"/>
    </style:style>
    <style:style style:name="T15" style:family="text">
      <style:text-properties fo:color="#0062c4" loext:opacity="100%" fo:font-weight="bold" style:font-weight-asian="bold" style:font-weight-complex="bold"/>
    </style:style>
    <style:style style:name="T16" style:family="text">
      <style:text-properties fo:color="#0062c4" loext:opacity="100%" fo:font-weight="bold" officeooo:rsid="009a30ad" style:font-weight-asian="bold" style:font-weight-complex="bold"/>
    </style:style>
    <style:style style:name="T17" style:family="text">
      <style:text-properties fo:color="#0062c4" loext:opacity="100%" officeooo:rsid="009a30ad"/>
    </style:style>
    <style:style style:name="T18" style:family="text">
      <style:text-properties officeooo:rsid="008c2e8c"/>
    </style:style>
    <style:style style:name="T19" style:family="text">
      <style:text-properties officeooo:rsid="008deb75"/>
    </style:style>
    <style:style style:name="T20" style:family="text">
      <style:text-properties officeooo:rsid="00912371"/>
    </style:style>
    <style:style style:name="T21" style:family="text">
      <style:text-properties fo:language="es" fo:country="ES"/>
    </style:style>
    <style:style style:name="T22" style:family="text">
      <style:text-properties fo:language="es" fo:country="ES" officeooo:rsid="00a3cf64"/>
    </style:style>
    <style:style style:name="T23" style:family="text">
      <style:text-properties officeooo:rsid="009236ea"/>
    </style:style>
    <style:style style:name="T24" style:family="text">
      <style:text-properties officeooo:rsid="00957ab0"/>
    </style:style>
    <style:style style:name="T25" style:family="text">
      <style:text-properties officeooo:rsid="009648e3"/>
    </style:style>
    <style:style style:name="T26" style:family="text">
      <style:text-properties officeooo:rsid="00965e85"/>
    </style:style>
    <style:style style:name="T27" style:family="text">
      <style:text-properties officeooo:rsid="009730d4"/>
    </style:style>
    <style:style style:name="T28" style:family="text">
      <style:text-properties officeooo:rsid="00987128"/>
    </style:style>
    <style:style style:name="T29" style:family="text">
      <style:text-properties officeooo:rsid="00987ee8"/>
    </style:style>
    <style:style style:name="T30" style:family="text">
      <style:text-properties fo:color="#0000ff" loext:opacity="100%" officeooo:rsid="00987ee8"/>
    </style:style>
    <style:style style:name="T31" style:family="text">
      <style:text-properties fo:color="#009e4f" loext:opacity="100%" officeooo:rsid="00987ee8"/>
    </style:style>
    <style:style style:name="T32" style:family="text">
      <style:text-properties fo:color="#c9211e" loext:opacity="100%" officeooo:rsid="00987ee8"/>
    </style:style>
    <style:style style:name="T33" style:family="text">
      <style:text-properties officeooo:rsid="009a30ad"/>
    </style:style>
    <style:style style:name="T34" style:family="text">
      <style:text-properties officeooo:rsid="009ada78"/>
    </style:style>
    <style:style style:name="T35" style:family="text">
      <style:text-properties officeooo:rsid="009c128c"/>
    </style:style>
    <style:style style:name="T36" style:family="text">
      <style:text-properties officeooo:rsid="009df0fd"/>
    </style:style>
    <style:style style:name="T37" style:family="text">
      <style:text-properties fo:color="#00c462" loext:opacity="100%" fo:font-weight="bold" style:font-weight-asian="bold" style:font-weight-complex="bold"/>
    </style:style>
    <style:style style:name="T38" style:family="text">
      <style:text-properties fo:color="#e3e300" loext:opacity="100%" fo:font-weight="bold" style:font-weight-asian="bold" style:font-weight-complex="bold"/>
    </style:style>
    <style:style style:name="T39" style:family="text">
      <style:text-properties fo:color="#fe7f00" loext:opacity="100%" fo:font-weight="bold" officeooo:rsid="009df0fd" style:font-weight-asian="bold" style:font-weight-complex="bold"/>
    </style:style>
    <style:style style:name="T40" style:family="text">
      <style:text-properties fo:color="#dc0000" loext:opacity="100%"/>
    </style:style>
    <style:style style:name="T41" style:family="text">
      <style:text-properties fo:color="#dc0000" loext:opacity="100%" fo:font-weight="bold" style:font-weight-asian="bold" style:font-weight-complex="bold"/>
    </style:style>
    <style:style style:name="T42" style:family="text">
      <style:text-properties fo:color="#dc0000" loext:opacity="100%" officeooo:rsid="009c128c"/>
    </style:style>
    <style:style style:name="T43" style:family="text">
      <style:text-properties officeooo:rsid="009f6542"/>
    </style:style>
    <style:style style:name="T44" style:family="text">
      <style:text-properties officeooo:rsid="00a1cb01"/>
    </style:style>
    <style:style style:name="T45" style:family="text">
      <style:text-properties officeooo:rsid="00a22534"/>
    </style:style>
    <style:style style:name="T46" style:family="text">
      <style:text-properties officeooo:rsid="00a27293"/>
    </style:style>
    <style:style style:name="T47" style:family="text">
      <style:text-properties officeooo:rsid="00a3cf64"/>
    </style:style>
    <style:style style:name="T48" style:family="text">
      <style:text-properties officeooo:rsid="00a5a939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officeooo:rsid="00a6635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a5a939" style:font-style-asian="italic" style:font-style-complex="italic"/>
    </style:style>
    <style:style style:name="T53" style:family="text">
      <style:text-properties fo:font-style="italic" officeooo:rsid="00a431b1" style:font-style-asian="italic" style:font-style-complex="italic"/>
    </style:style>
    <style:style style:name="T54" style:family="text">
      <style:text-properties fo:font-style="italic" officeooo:rsid="00a6635d" style:font-style-asian="italic" style:font-style-complex="italic"/>
    </style:style>
    <style:style style:name="T55" style:family="text">
      <style:text-properties fo:font-style="italic" officeooo:rsid="00a7fb1b" style:font-style-asian="italic" style:font-style-complex="italic"/>
    </style:style>
    <style:style style:name="T56" style:family="text">
      <style:text-properties fo:font-style="italic" officeooo:rsid="00987128" style:font-style-asian="italic" style:font-style-complex="italic"/>
    </style:style>
    <style:style style:name="T57" style:family="text">
      <style:text-properties officeooo:rsid="00a7fb1b"/>
    </style:style>
    <style:style style:name="T58" style:family="text">
      <style:text-properties officeooo:rsid="00a8beac"/>
    </style:style>
    <style:style style:name="T59" style:family="text">
      <style:text-properties officeooo:rsid="00abbaa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ÍTULO</text:p>
      <text:h text:style-name="P24" text:outline-level="3"/>
      <text:h text:style-name="P24" text:outline-level="3"><text:s text:c="16"/></text:h>
      <text:p text:style-name="P55"><text:span text:style-name="T21">P</text:span></text:p>
      <text:p text:style-name="P55"><text:span text:style-name="T21">O</text:span></text:p>
      <text:p text:style-name="P55"><text:span text:style-name="T21">R</text:span></text:p>
      <text:p text:style-name="P55"><text:span text:style-name="T21">T</text:span></text:p>
      <text:p text:style-name="P55"><text:span text:style-name="T21">A</text:span></text:p>
      <text:p text:style-name="P55"><text:span text:style-name="T21">D</text:span></text:p>
      <text:p text:style-name="P55"><text:span text:style-name="T21">A</text:span></text:p>
      <text:p text:style-name="P55"><text:span text:style-name="T21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Índice</text:p>
      <text:p text:style-name="P15"/>
      <text:p text:style-name="P16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8"><text:span text:style-name="T58">0</text:span><text:span text:style-name="T1">. </text:span><text:span text:style-name="T59">Tema</text:span></text:p>
          </table:table-cell>
          <table:table-cell table:style-name="Tabla10.B1" office:value-type="string">
            <text:p text:style-name="P48">X</text:p>
          </table:table-cell>
        </table:table-row>
      </table:table>
      <text:p text:style-name="P1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6"><text:span text:style-name="T1">1. </text:span><text:span text:style-name="T59">Tema</text:span></text:p>
          </table:table-cell>
          <table:table-cell table:style-name="Tabla2.B1" office:value-type="string">
            <text:p text:style-name="P48">X</text:p>
          </table:table-cell>
        </table:table-row>
      </table:table>
      <text:p text:style-name="P17"/>
      <text:p text:style-name="P1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6"><text:span text:style-name="T1">2. </text:span><text:span text:style-name="T59">Tema</text:span></text:p>
          </table:table-cell>
          <table:table-cell table:style-name="Tabla3.B1" office:value-type="string">
            <text:p text:style-name="P48">X</text:p>
          </table:table-cell>
        </table:table-row>
      </table:table>
      <text:p text:style-name="P17"/>
      <text:p text:style-name="P1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6"><text:span text:style-name="T1">3. </text:span><text:span text:style-name="T59">Tema</text:span></text:p>
          </table:table-cell>
          <table:table-cell table:style-name="Tabla4.B1" office:value-type="string">
            <text:p text:style-name="P48">X</text:p>
          </table:table-cell>
        </table:table-row>
      </table:table>
      <text:p text:style-name="P17"/>
      <text:p text:style-name="P1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7"><text:span text:style-name="T44"><text:s text:c="3"/>3.1.</text:span> <text:span text:style-name="T59">Subema</text:span></text:p>
          </table:table-cell>
          <table:table-cell table:style-name="Tabla5.B1" office:value-type="string">
            <text:p text:style-name="P48">X</text:p>
          </table:table-cell>
        </table:table-row>
      </table:table>
      <text:p text:style-name="P15"/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6"><text:span text:style-name="T44"><text:s text:c="3"/>3.2.</text:span><text:span text:style-name="T1"> </text:span><text:span text:style-name="T59">Subema</text:span></text:p>
          </table:table-cell>
          <table:table-cell table:style-name="Tabla1.B1" office:value-type="string">
            <text:p text:style-name="P48">X</text:p>
          </table:table-cell>
        </table:table-row>
      </table:table>
      <text:p text:style-name="P17"/>
      <text:p text:style-name="P17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6"><text:span text:style-name="T44">4</text:span><text:span text:style-name="T1">. </text:span><text:span text:style-name="T59">Tema</text:span></text:p>
          </table:table-cell>
          <table:table-cell table:style-name="Tabla7.B1" office:value-type="string">
            <text:p text:style-name="P48">X</text:p>
          </table:table-cell>
        </table:table-row>
      </table:table>
      <text:p text:style-name="P17"/>
      <text:p text:style-name="P17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46"><text:span text:style-name="T44">5</text:span><text:span text:style-name="T1">. </text:span><text:span text:style-name="T59">Tema</text:span></text:p>
          </table:table-cell>
          <table:table-cell table:style-name="Tabla8.B1" office:value-type="string">
            <text:p text:style-name="P48">X</text:p>
          </table:table-cell>
        </table:table-row>
      </table:table>
      <text:p text:style-name="P17"/>
      <text:p text:style-name="P17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9"/>
          </table:table-cell>
          <table:table-cell table:style-name="Tabla9.B1" office:value-type="string">
            <text:p text:style-name="P20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Liberation Sans" fo:font-family="'Liberation San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6.B1" style:family="table-cell">
      <style:table-cell-properties fo:padding="0.097cm" fo:border="0.05pt solid #ffffff"/>
    </style:style>
    <style:style style:name="MP1" style:family="paragraph" style:parent-style-name="Header">
      <style:text-properties fo:language="es" fo:country="ES" officeooo:rsid="00176fd7" officeooo:paragraph-rsid="00176fd7"/>
    </style:style>
    <style:style style:name="MP2" style:family="paragraph" style:parent-style-name="Footer">
      <style:paragraph-properties fo:text-align="end" style:justify-single-word="false"/>
      <style:text-properties fo:language="es" fo:country="ES" officeooo:rsid="002909aa" officeooo:paragraph-rsid="002909aa"/>
    </style:style>
    <style:style style:name="MP3" style:family="paragraph" style:parent-style-name="Header">
      <style:paragraph-properties fo:text-align="start" style:justify-single-word="false"/>
      <style:text-properties fo:font-size="10.5pt" fo:language="es" fo:country="ES" fo:font-style="italic" officeooo:rsid="00abbaa0" officeooo:paragraph-rsid="0088c0c8" style:font-size-asian="10.5pt" style:font-style-asian="italic" style:font-size-complex="10.5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fo:font-size="10.5pt" fo:language="es" fo:country="ES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 draw:opacity="65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3">ASIGNATURA</text:p>
            </table:table-cell>
            <table:table-cell table:style-name="Tabla6.B1" office:value-type="string">
              <text:p text:style-name="MP4">Roldán Sanchis Martínez</text:p>
            </table:table-cell>
          </table:table-row>
        </table:table>
        <text:p text:style-name="MP1"/>
      </style:header>
      <style:footer>
        <text:p text:style-name="MP2"><text:page-number text:select-page="current">2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29T19:56:35.758000000</dc:date>
    <meta:editing-duration>PT12H27M18S</meta:editing-duration>
    <meta:editing-cycles>118</meta:editing-cycles>
    <meta:generator>LibreOffice/7.2.2.2$Windows_X86_64 LibreOffice_project/02b2acce88a210515b4a5bb2e46cbfb63fe97d56</meta:generator>
    <meta:creation-date>2024-10-23T00:43:00</meta:creation-date>
    <meta:initial-creator>LIFANTE RIVERA, FRANCISCO</meta:initial-creator>
    <meta:document-statistic meta:table-count="10" meta:image-count="0" meta:object-count="0" meta:page-count="2" meta:paragraph-count="29" meta:word-count="38" meta:character-count="147" meta:non-whitespace-character-count="115"/>
  </office:meta>
</office:document-meta>
</file>